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0in" fo:margin-bottom="0in" loext:contextual-spacing="false" fo:line-height="200%" fo:text-align="center" style:justify-single-word="false"/>
      <style:text-properties fo:color="#000000" style:font-name="Times New Roman" fo:font-size="12pt" fo:font-weight="normal" officeooo:rsid="00672e22" officeooo:paragraph-rsid="00672e22" style:font-name-asian="Noto Serif CJK SC" style:font-size-asian="12pt" style:font-weight-asian="normal" style:font-name-complex="Times New Roman1" style:font-size-complex="12pt" style:font-weight-complex="normal"/>
    </style:style>
    <style:style style:name="P2" style:family="paragraph" style:parent-style-name="Text_20_body">
      <style:paragraph-properties fo:margin-top="0in" fo:margin-bottom="0in" loext:contextual-spacing="false" fo:line-height="200%" fo:text-align="center" style:justify-single-word="false"/>
      <style:text-properties fo:color="#000000" style:font-name="Times New Roman" fo:font-size="12pt" fo:font-weight="normal" officeooo:rsid="00549fcc" officeooo:paragraph-rsid="005672a8" style:font-name-asian="Noto Serif CJK SC" style:font-size-asian="12pt" style:font-weight-asian="normal" style:font-name-complex="Times New Roman1" style:font-size-complex="12pt" style:font-weight-complex="normal"/>
    </style:style>
    <style:style style:name="P3" style:family="paragraph" style:parent-style-name="Standard">
      <style:paragraph-properties fo:line-height="200%" fo:hyphenation-ladder-count="no-limit"/>
      <style:text-properties officeooo:paragraph-rsid="007a8631" fo:hyphenate="false" fo:hyphenation-remain-char-count="2" fo:hyphenation-push-char-count="2" loext:hyphenation-no-caps="false"/>
    </style:style>
    <style:style style:name="P4" style:family="paragraph" style:parent-style-name="Standard">
      <style:paragraph-properties fo:line-height="200%" fo:hyphenation-ladder-count="no-limit"/>
      <style:text-properties officeooo:paragraph-rsid="0081d1ac" fo:hyphenate="false" fo:hyphenation-remain-char-count="2" fo:hyphenation-push-char-count="2" loext:hyphenation-no-caps="false"/>
    </style:style>
    <style:style style:name="P5" style:family="paragraph" style:parent-style-name="Standard">
      <style:paragraph-properties fo:line-height="200%" fo:hyphenation-ladder-count="no-limit"/>
      <style:text-properties officeooo:paragraph-rsid="00837811" fo:hyphenate="false" fo:hyphenation-remain-char-count="2" fo:hyphenation-push-char-count="2" loext:hyphenation-no-caps="false"/>
    </style:style>
    <style:style style:name="P6" style:family="paragraph" style:parent-style-name="Standard">
      <style:paragraph-properties fo:line-height="200%" fo:hyphenation-ladder-count="no-limit"/>
      <style:text-properties officeooo:paragraph-rsid="00852ddb" fo:hyphenate="false" fo:hyphenation-remain-char-count="2" fo:hyphenation-push-char-count="2" loext:hyphenation-no-caps="false"/>
    </style:style>
    <style:style style:name="P7" style:family="paragraph" style:parent-style-name="Standard">
      <style:paragraph-properties fo:line-height="200%" fo:hyphenation-ladder-count="no-limit"/>
      <style:text-properties officeooo:paragraph-rsid="00855986" fo:hyphenate="false" fo:hyphenation-remain-char-count="2" fo:hyphenation-push-char-count="2" loext:hyphenation-no-caps="false"/>
    </style:style>
    <style:style style:name="P8" style:family="paragraph" style:parent-style-name="Standard">
      <style:paragraph-properties fo:line-height="200%" fo:text-align="start" style:justify-single-word="false" fo:hyphenation-ladder-count="no-limit"/>
      <style:text-properties officeooo:paragraph-rsid="0087291e" fo:hyphenate="false" fo:hyphenation-remain-char-count="2" fo:hyphenation-push-char-count="2" loext:hyphenation-no-caps="false"/>
    </style:style>
    <style:style style:name="P9" style:family="paragraph" style:parent-style-name="Standard">
      <style:paragraph-properties fo:line-height="200%" fo:text-align="start" style:justify-single-word="false" fo:hyphenation-ladder-count="no-limit"/>
      <style:text-properties officeooo:paragraph-rsid="0088b478" fo:hyphenate="false" fo:hyphenation-remain-char-count="2" fo:hyphenation-push-char-count="2" loext:hyphenation-no-caps="false"/>
    </style:style>
    <style:style style:name="P10" style:family="paragraph" style:parent-style-name="Standard">
      <style:paragraph-properties fo:line-height="200%" fo:text-align="start" style:justify-single-word="false" fo:hyphenation-ladder-count="no-limit"/>
      <style:text-properties officeooo:paragraph-rsid="008f8241" fo:hyphenate="false" fo:hyphenation-remain-char-count="2" fo:hyphenation-push-char-count="2" loext:hyphenation-no-caps="false"/>
    </style:style>
    <style:style style:name="P11" style:family="paragraph" style:parent-style-name="Standard">
      <style:paragraph-properties fo:line-height="200%" fo:text-align="center" style:justify-single-word="false" fo:hyphenation-ladder-count="no-limit"/>
      <style:text-properties fo:font-style="italic" fo:font-weight="normal" officeooo:rsid="0087291e" officeooo:paragraph-rsid="0087291e" style:font-style-asian="italic" style:font-weight-asian="normal" style:font-style-complex="italic" style:font-weight-complex="normal" fo:hyphenate="false" fo:hyphenation-remain-char-count="2" fo:hyphenation-push-char-count="2" loext:hyphenation-no-caps="false"/>
    </style:style>
    <style:style style:name="P12" style:family="paragraph" style:parent-style-name="Standard">
      <style:paragraph-properties fo:line-height="200%" fo:text-align="center" style:justify-single-word="false" fo:hyphenation-ladder-count="no-limit"/>
      <style:text-properties fo:font-style="italic" officeooo:rsid="00808693" officeooo:paragraph-rsid="00808693" style:font-style-asian="italic" style:font-style-complex="italic" fo:hyphenate="false" fo:hyphenation-remain-char-count="2" fo:hyphenation-push-char-count="2" loext:hyphenation-no-caps="false"/>
    </style:style>
    <style:style style:name="P13" style:family="paragraph" style:parent-style-name="Standard">
      <style:paragraph-properties fo:line-height="200%" fo:text-align="center" style:justify-single-word="false" fo:hyphenation-ladder-count="no-limit"/>
      <style:text-properties fo:font-style="italic" officeooo:rsid="0087291e" officeooo:paragraph-rsid="0087291e" style:font-style-asian="italic" style:font-style-complex="italic" fo:hyphenate="false" fo:hyphenation-remain-char-count="2" fo:hyphenation-push-char-count="2" loext:hyphenation-no-caps="false"/>
    </style:style>
    <style:style style:name="P14" style:family="paragraph" style:parent-style-name="Standard">
      <style:paragraph-properties fo:line-height="200%" fo:text-align="center" style:justify-single-word="false" fo:hyphenation-ladder-count="no-limit"/>
      <style:text-properties fo:font-style="normal" fo:font-weight="normal" officeooo:rsid="0087291e" officeooo:paragraph-rsid="0087291e" style:font-style-asian="normal" style:font-weight-asian="normal" style:font-style-complex="normal" style:font-weight-complex="normal" fo:hyphenate="false" fo:hyphenation-remain-char-count="2" fo:hyphenation-push-char-count="2" loext:hyphenation-no-caps="false"/>
    </style:style>
    <style:style style:name="P15" style:family="paragraph" style:parent-style-name="Standard">
      <style:paragraph-properties fo:line-height="200%" fo:text-align="start" style:justify-single-word="false" fo:hyphenation-ladder-count="no-limit"/>
      <style:text-properties fo:font-style="normal" fo:font-weight="normal" officeooo:rsid="0087291e" officeooo:paragraph-rsid="0087291e" style:font-style-asian="normal" style:font-weight-asian="normal" style:font-style-complex="normal" style:font-weight-complex="normal" fo:hyphenate="false" fo:hyphenation-remain-char-count="2" fo:hyphenation-push-char-count="2" loext:hyphenation-no-caps="false"/>
    </style:style>
    <style:style style:name="P16" style:family="paragraph" style:parent-style-name="Standard">
      <style:paragraph-properties fo:line-height="200%" fo:text-align="center" style:justify-single-word="false" fo:hyphenation-ladder-count="no-limit"/>
      <style:text-properties fo:font-style="normal" fo:font-weight="bold" officeooo:rsid="0087291e" officeooo:paragraph-rsid="0087291e" style:font-style-asian="normal" style:font-weight-asian="bold" style:font-style-complex="normal" style:font-weight-complex="bold" fo:hyphenate="false" fo:hyphenation-remain-char-count="2" fo:hyphenation-push-char-count="2" loext:hyphenation-no-caps="false"/>
    </style:style>
    <style:style style:name="P17" style:family="paragraph" style:parent-style-name="Standard">
      <style:paragraph-properties fo:line-height="200%" fo:text-align="center" style:justify-single-word="false"/>
      <style:text-properties fo:color="#000000" style:font-name="Times New Roman" officeooo:paragraph-rsid="0015b2b4" style:font-name-complex="Times New Roman1"/>
    </style:style>
    <style:style style:name="P18" style:family="paragraph" style:parent-style-name="Standard">
      <style:paragraph-properties fo:line-height="200%" fo:text-align="center" style:justify-single-word="false"/>
      <style:text-properties fo:color="#000000" officeooo:paragraph-rsid="0025bfdd"/>
    </style:style>
    <style:style style:name="P19" style:family="paragraph" style:parent-style-name="Standard">
      <style:paragraph-properties fo:line-height="200%" fo:text-align="center" style:justify-single-word="false"/>
      <style:text-properties fo:color="#000000" officeooo:paragraph-rsid="0015b2b4"/>
    </style:style>
    <style:style style:name="P20" style:family="paragraph" style:parent-style-name="Standard">
      <style:paragraph-properties fo:line-height="200%" fo:hyphenation-ladder-count="no-limit"/>
      <style:text-properties fo:color="#000000" officeooo:paragraph-rsid="007e0818" fo:hyphenate="false" fo:hyphenation-remain-char-count="2" fo:hyphenation-push-char-count="2" loext:hyphenation-no-caps="false"/>
    </style:style>
    <style:style style:name="P21" style:family="paragraph" style:parent-style-name="Standard">
      <style:paragraph-properties fo:line-height="200%" fo:hyphenation-ladder-count="no-limit"/>
      <style:text-properties fo:color="#000000" officeooo:paragraph-rsid="0077c494" fo:hyphenate="false" fo:hyphenation-remain-char-count="2" fo:hyphenation-push-char-count="2" loext:hyphenation-no-caps="false"/>
    </style:style>
    <style:style style:name="P22" style:family="paragraph" style:parent-style-name="Standard">
      <style:paragraph-properties fo:line-height="200%" fo:text-align="center" style:justify-single-word="false" fo:hyphenation-ladder-count="no-limit"/>
      <style:text-properties fo:color="#000000" fo:font-weight="bold" officeooo:rsid="007a12cd" officeooo:paragraph-rsid="007a12cd" style:font-weight-asian="bold" style:font-weight-complex="bold" fo:hyphenate="false" fo:hyphenation-remain-char-count="2" fo:hyphenation-push-char-count="2" loext:hyphenation-no-caps="false"/>
    </style:style>
    <style:style style:name="P23" style:family="paragraph" style:parent-style-name="Standard">
      <style:paragraph-properties fo:line-height="200%" fo:text-align="center" style:justify-single-word="false" fo:hyphenation-ladder-count="no-limit"/>
      <style:text-properties fo:color="#000000" fo:font-style="italic" fo:font-weight="normal" officeooo:rsid="007a8631" officeooo:paragraph-rsid="007a8631" style:font-style-asian="italic" style:font-weight-asian="normal" style:font-style-complex="italic" style:font-weight-complex="normal" fo:hyphenate="false" fo:hyphenation-remain-char-count="2" fo:hyphenation-push-char-count="2" loext:hyphenation-no-caps="false"/>
    </style:style>
    <style:style style:name="P24" style:family="paragraph" style:parent-style-name="Standard">
      <style:paragraph-properties fo:line-height="200%" fo:text-align="center" style:justify-single-word="false" fo:hyphenation-ladder-count="no-limit" fo:break-before="page"/>
      <style:text-properties fo:color="#000000" fo:font-weight="bold" officeooo:rsid="00732a6b" officeooo:paragraph-rsid="00732a6b" style:font-weight-asian="bold" style:font-weight-complex="bold" fo:hyphenate="false" fo:hyphenation-remain-char-count="2" fo:hyphenation-push-char-count="2" loext:hyphenation-no-caps="false"/>
    </style:style>
    <style:style style:name="P25" style:family="paragraph" style:parent-style-name="Standard">
      <style:paragraph-properties fo:margin-top="0in" fo:margin-bottom="0in" loext:contextual-spacing="false" fo:line-height="200%" fo:text-align="center" style:justify-single-word="false"/>
      <style:text-properties fo:color="#000000" officeooo:paragraph-rsid="0015b2b4"/>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59fabd" style:font-name-complex="Times New Roman1"/>
    </style:style>
    <style:style style:name="T6" style:family="text">
      <style:text-properties style:font-name="Times New Roman" officeooo:rsid="005eb0fc" style:font-name-complex="Times New Roman1"/>
    </style:style>
    <style:style style:name="T7" style:family="text">
      <style:text-properties style:font-name="Times New Roman" officeooo:rsid="006fe699" style:font-name-complex="Times New Roman1"/>
    </style:style>
    <style:style style:name="T8" style:family="text">
      <style:text-properties style:font-name="Times New Roman" fo:font-size="11pt" style:font-size-asian="11pt" style:font-name-complex="Times New Roman1" style:font-size-complex="11pt"/>
    </style:style>
    <style:style style:name="T9" style:family="text">
      <style:text-properties style:font-name="Times New Roman" fo:font-size="11pt" officeooo:rsid="006ae4ef" style:font-size-asian="11pt" style:font-name-complex="Times New Roman1" style:font-size-complex="11pt"/>
    </style:style>
    <style:style style:name="T10" style:family="text">
      <style:text-properties style:font-name="Times New Roman" fo:font-size="11pt" officeooo:rsid="00744f18" style:font-size-asian="11pt" style:font-name-complex="Times New Roman1" style:font-size-complex="11pt"/>
    </style:style>
    <style:style style:name="T11" style:family="text">
      <style:text-properties style:font-name="Times New Roman" fo:font-size="11pt" officeooo:rsid="0074bf04" style:font-size-asian="11pt" style:font-name-complex="Times New Roman1" style:font-size-complex="11pt"/>
    </style:style>
    <style:style style:name="T12" style:family="text">
      <style:text-properties style:font-name="Times New Roman" fo:font-size="11pt" officeooo:rsid="00761bd8" style:font-size-asian="11pt" style:font-name-complex="Times New Roman1" style:font-size-complex="11pt"/>
    </style:style>
    <style:style style:name="T13" style:family="text">
      <style:text-properties style:font-name="Times New Roman" fo:font-size="11pt" officeooo:rsid="0077c494" style:font-size-asian="11pt" style:font-name-complex="Times New Roman1" style:font-size-complex="11pt"/>
    </style:style>
    <style:style style:name="T14" style:family="text">
      <style:text-properties style:font-name="Times New Roman" fo:font-size="11pt" officeooo:rsid="0078fd4f" style:font-size-asian="11pt" style:font-name-complex="Times New Roman1" style:font-size-complex="11pt"/>
    </style:style>
    <style:style style:name="T15" style:family="text">
      <style:text-properties style:font-name="Times New Roman" fo:font-size="11pt" officeooo:rsid="007a12cd" style:font-size-asian="11pt" style:font-name-complex="Times New Roman1" style:font-size-complex="11pt"/>
    </style:style>
    <style:style style:name="T16" style:family="text">
      <style:text-properties style:font-name="Times New Roman" fo:font-size="11pt" officeooo:rsid="007c1bea" style:font-size-asian="11pt" style:font-name-complex="Times New Roman1" style:font-size-complex="11pt"/>
    </style:style>
    <style:style style:name="T17" style:family="text">
      <style:text-properties style:font-name="Times New Roman" fo:font-size="11pt" officeooo:rsid="007e0818" style:font-size-asian="11pt" style:font-name-complex="Times New Roman1" style:font-size-complex="11pt"/>
    </style:style>
    <style:style style:name="T18" style:family="text">
      <style:text-properties style:font-name="Times New Roman" fo:font-size="11pt" officeooo:rsid="007fffb4" style:font-size-asian="11pt" style:font-name-complex="Times New Roman1" style:font-size-complex="11pt"/>
    </style:style>
    <style:style style:name="T19" style:family="text">
      <style:text-properties style:font-name="Times New Roman" fo:font-size="11pt" officeooo:rsid="0077c494" fo:background-color="transparent" loext:char-shading-value="0" style:font-size-asian="11pt" style:font-name-complex="Times New Roman1" style:font-size-complex="11pt"/>
    </style:style>
    <style:style style:name="T20" style:family="text">
      <style:text-properties style:font-name="Times New Roman" fo:font-size="11pt" officeooo:rsid="0078fd4f" fo:background-color="transparent" loext:char-shading-value="0" style:font-size-asian="11pt" style:font-name-complex="Times New Roman1" style:font-size-complex="11pt"/>
    </style:style>
    <style:style style:name="T21" style:family="text">
      <style:text-properties style:font-name="Times New Roman" fo:font-size="11pt" officeooo:rsid="007fffb4" fo:background-color="transparent" loext:char-shading-value="0" style:font-size-asian="11pt" style:font-name-complex="Times New Roman1" style:font-size-complex="11pt"/>
    </style:style>
    <style:style style:name="T22" style:family="text">
      <style:text-properties style:font-name="Times New Roman" fo:font-size="11pt" officeooo:rsid="007a12cd" fo:background-color="transparent" loext:char-shading-value="0" style:font-size-asian="11pt" style:font-name-complex="Times New Roman1" style:font-size-complex="11pt"/>
    </style:style>
    <style:style style:name="T23" style:family="text">
      <style:text-properties officeooo:rsid="00549fcc"/>
    </style:style>
    <style:style style:name="T24" style:family="text">
      <style:text-properties officeooo:rsid="006ecfb5"/>
    </style:style>
    <style:style style:name="T25" style:family="text">
      <style:text-properties fo:color="#000000" style:font-name="Times New Roman" fo:font-size="11pt" fo:font-style="normal" fo:font-weight="normal" officeooo:rsid="007a8631" style:font-size-asian="11pt" style:font-style-asian="normal" style:font-weight-asian="normal" style:font-name-complex="Times New Roman1" style:font-size-complex="11pt" style:font-style-complex="normal" style:font-weight-complex="normal"/>
    </style:style>
    <style:style style:name="T26" style:family="text">
      <style:text-properties fo:color="#000000" style:font-name="Times New Roman" fo:font-size="11pt" fo:font-style="normal" fo:font-weight="normal" officeooo:rsid="007fffb4" style:font-size-asian="11pt" style:font-style-asian="normal" style:font-weight-asian="normal" style:font-name-complex="Times New Roman1" style:font-size-complex="11pt" style:font-style-complex="normal" style:font-weight-complex="normal"/>
    </style:style>
    <style:style style:name="T27" style:family="text">
      <style:text-properties fo:color="#000000" style:font-name="Times New Roman" fo:font-size="11pt" fo:font-style="normal" fo:font-weight="normal" officeooo:rsid="00807bf7" style:font-size-asian="11pt" style:font-style-asian="normal" style:font-weight-asian="normal" style:font-name-complex="Times New Roman1" style:font-size-complex="11pt" style:font-style-complex="normal" style:font-weight-complex="normal"/>
    </style:style>
    <style:style style:name="T28" style:family="text">
      <style:text-properties fo:color="#000000" style:font-name="Times New Roman" fo:font-size="11pt" fo:font-style="normal" fo:font-weight="normal" officeooo:rsid="00808693" style:font-size-asian="11pt" style:font-style-asian="normal" style:font-weight-asian="normal" style:font-name-complex="Times New Roman1" style:font-size-complex="11pt" style:font-style-complex="normal" style:font-weight-complex="normal"/>
    </style:style>
    <style:style style:name="T29" style:family="text">
      <style:text-properties fo:color="#000000" style:font-name="Times New Roman" fo:font-size="11pt" fo:font-style="normal" fo:font-weight="normal" officeooo:rsid="0081a8d6" style:font-size-asian="11pt" style:font-style-asian="normal" style:font-weight-asian="normal" style:font-name-complex="Times New Roman1" style:font-size-complex="11pt" style:font-style-complex="normal" style:font-weight-complex="normal"/>
    </style:style>
    <style:style style:name="T30" style:family="text">
      <style:text-properties fo:color="#000000" style:font-name="Times New Roman" fo:font-size="11pt" fo:font-style="normal" fo:font-weight="normal" officeooo:rsid="0081d1ac" style:font-size-asian="11pt" style:font-style-asian="normal" style:font-weight-asian="normal" style:font-name-complex="Times New Roman1" style:font-size-complex="11pt" style:font-style-complex="normal" style:font-weight-complex="normal"/>
    </style:style>
    <style:style style:name="T31" style:family="text">
      <style:text-properties fo:color="#000000" style:font-name="Times New Roman" fo:font-size="11pt" fo:font-style="normal" fo:font-weight="normal" officeooo:rsid="00837811" style:font-size-asian="11pt" style:font-style-asian="normal" style:font-weight-asian="normal" style:font-name-complex="Times New Roman1" style:font-size-complex="11pt" style:font-style-complex="normal" style:font-weight-complex="normal"/>
    </style:style>
    <style:style style:name="T32" style:family="text">
      <style:text-properties fo:color="#000000" style:font-name="Times New Roman" fo:font-size="11pt" fo:font-style="normal" fo:font-weight="normal" officeooo:rsid="0083d4d6" style:font-size-asian="11pt" style:font-style-asian="normal" style:font-weight-asian="normal" style:font-name-complex="Times New Roman1" style:font-size-complex="11pt" style:font-style-complex="normal" style:font-weight-complex="normal"/>
    </style:style>
    <style:style style:name="T33" style:family="text">
      <style:text-properties fo:color="#000000" style:font-name="Times New Roman" fo:font-size="11pt" fo:font-style="normal" fo:font-weight="normal" officeooo:rsid="00852ddb" style:font-size-asian="11pt" style:font-style-asian="normal" style:font-weight-asian="normal" style:font-name-complex="Times New Roman1" style:font-size-complex="11pt" style:font-style-complex="normal" style:font-weight-complex="normal"/>
    </style:style>
    <style:style style:name="T34" style:family="text">
      <style:text-properties fo:color="#000000" style:font-name="Times New Roman" fo:font-size="11pt" fo:font-style="normal" fo:font-weight="normal" officeooo:rsid="00855986" style:font-size-asian="11pt" style:font-style-asian="normal" style:font-weight-asian="normal" style:font-name-complex="Times New Roman1" style:font-size-complex="11pt" style:font-style-complex="normal" style:font-weight-complex="normal"/>
    </style:style>
    <style:style style:name="T35" style:family="text">
      <style:text-properties fo:color="#000000" style:font-name="Times New Roman" fo:font-size="11pt" fo:font-style="normal" fo:font-weight="normal" officeooo:rsid="0087291e" style:font-size-asian="11pt" style:font-style-asian="normal" style:font-weight-asian="normal" style:font-name-complex="Times New Roman1" style:font-size-complex="11pt" style:font-style-complex="normal" style:font-weight-complex="normal"/>
    </style:style>
    <style:style style:name="T36" style:family="text">
      <style:text-properties fo:color="#000000" style:font-name="Times New Roman" fo:font-size="11pt" fo:font-style="normal" fo:font-weight="normal" officeooo:rsid="0088b478" style:font-size-asian="11pt" style:font-style-asian="normal" style:font-weight-asian="normal" style:font-name-complex="Times New Roman1" style:font-size-complex="11pt" style:font-style-complex="normal" style:font-weight-complex="normal"/>
    </style:style>
    <style:style style:name="T37" style:family="text">
      <style:text-properties fo:color="#000000" style:font-name="Times New Roman" fo:font-size="11pt" fo:font-style="normal" fo:font-weight="normal" officeooo:rsid="0089b3d4" style:font-size-asian="11pt" style:font-style-asian="normal" style:font-weight-asian="normal" style:font-name-complex="Times New Roman1" style:font-size-complex="11pt" style:font-style-complex="normal" style:font-weight-complex="normal"/>
    </style:style>
    <style:style style:name="T38" style:family="text">
      <style:text-properties fo:color="#000000" style:font-name="Times New Roman" fo:font-size="11pt" fo:font-style="normal" fo:font-weight="normal" officeooo:rsid="008b9f25" style:font-size-asian="11pt" style:font-style-asian="normal" style:font-weight-asian="normal" style:font-name-complex="Times New Roman1" style:font-size-complex="11pt" style:font-style-complex="normal" style:font-weight-complex="normal"/>
    </style:style>
    <style:style style:name="T39" style:family="text">
      <style:text-properties fo:color="#000000" style:font-name="Times New Roman" fo:font-size="11pt" fo:font-style="normal" fo:font-weight="normal" officeooo:rsid="008bff3c" style:font-size-asian="11pt" style:font-style-asian="normal" style:font-weight-asian="normal" style:font-name-complex="Times New Roman1" style:font-size-complex="11pt" style:font-style-complex="normal" style:font-weight-complex="normal"/>
    </style:style>
    <style:style style:name="T40" style:family="text">
      <style:text-properties fo:color="#000000" style:font-name="Times New Roman" fo:font-size="11pt" fo:font-style="normal" fo:font-weight="normal" officeooo:rsid="008ce362" style:font-size-asian="11pt" style:font-style-asian="normal" style:font-weight-asian="normal" style:font-name-complex="Times New Roman1" style:font-size-complex="11pt" style:font-style-complex="normal" style:font-weight-complex="normal"/>
    </style:style>
    <style:style style:name="T41" style:family="text">
      <style:text-properties fo:color="#000000" style:font-name="Times New Roman" fo:font-size="11pt" fo:font-style="normal" fo:font-weight="normal" officeooo:rsid="008ddd26" style:font-size-asian="11pt" style:font-style-asian="normal" style:font-weight-asian="normal" style:font-name-complex="Times New Roman1" style:font-size-complex="11pt" style:font-style-complex="normal" style:font-weight-complex="normal"/>
    </style:style>
    <style:style style:name="T42" style:family="text">
      <style:text-properties fo:color="#000000" style:font-name="Times New Roman" fo:font-size="11pt" fo:font-style="normal" fo:font-weight="normal" officeooo:rsid="008edb3e" style:font-size-asian="11pt" style:font-style-asian="normal" style:font-weight-asian="normal" style:font-name-complex="Times New Roman1" style:font-size-complex="11pt" style:font-style-complex="normal" style:font-weight-complex="normal"/>
    </style:style>
    <style:style style:name="T43" style:family="text">
      <style:text-properties fo:color="#000000" style:font-name="Times New Roman" fo:font-size="11pt" fo:font-style="normal" fo:font-weight="normal" officeooo:rsid="008f8241" style:font-size-asian="11pt" style:font-style-asian="normal" style:font-weight-asian="normal" style:font-name-complex="Times New Roman1" style:font-size-complex="11pt" style:font-style-complex="normal" style:font-weight-complex="normal"/>
    </style:style>
    <style:style style:name="T44" style:family="text">
      <style:text-properties fo:color="#000000" style:font-name="Times New Roman" fo:font-size="11pt" fo:font-style="normal" fo:font-weight="normal" officeooo:rsid="00901a08" style:font-size-asian="11pt" style:font-style-asian="normal" style:font-weight-asian="normal" style:font-name-complex="Times New Roman1" style:font-size-complex="11pt" style:font-style-complex="normal" style:font-weight-complex="normal"/>
    </style:style>
    <style:style style:name="T45" style:family="text">
      <style:text-properties fo:color="#000000" style:font-name="Times New Roman" fo:font-size="11pt" fo:font-style="normal" fo:font-weight="normal" officeooo:rsid="00910829" style:font-size-asian="11pt" style:font-style-asian="normal" style:font-weight-asian="normal" style:font-name-complex="Times New Roman1" style:font-size-complex="11pt" style:font-style-complex="normal" style:font-weight-complex="normal"/>
    </style:style>
    <style:style style:name="T46" style:family="text">
      <style:text-properties fo:color="#000000" style:font-name="Times New Roman" fo:font-size="11pt" fo:font-style="normal" fo:font-weight="normal" officeooo:rsid="0092fcdb" style:font-size-asian="11pt" style:font-style-asian="normal" style:font-weight-asian="normal" style:font-name-complex="Times New Roman1" style:font-size-complex="11pt" style:font-style-complex="normal" style:font-weight-complex="normal"/>
    </style:style>
    <style:style style:name="T47" style:family="text">
      <style:text-properties fo:color="#000000" style:font-name="Times New Roman" fo:font-size="11pt" fo:font-style="normal" fo:font-weight="normal" officeooo:rsid="0094f48f" style:font-size-asian="11pt" style:font-style-asian="normal" style:font-weight-asian="normal" style:font-name-complex="Times New Roman1" style:font-size-complex="11pt" style:font-style-complex="normal" style:font-weight-complex="normal"/>
    </style:style>
    <style:style style:name="T48" style:family="text">
      <style:text-properties fo:color="#000000" style:font-name="Times New Roman" fo:font-size="11pt" fo:font-weight="normal" style:font-size-asian="11pt" style:font-weight-asian="normal" style:font-name-complex="Times New Roman1" style:font-size-complex="11pt" style:font-weight-complex="normal"/>
    </style:style>
    <style:style style:name="T49" style:family="text">
      <style:text-properties fo:color="#000000" style:font-name="Times New Roman" fo:font-size="11pt" fo:font-weight="normal" officeooo:rsid="007fffb4" style:font-size-asian="11pt" style:font-weight-asian="normal" style:font-name-complex="Times New Roman1" style:font-size-complex="11pt" style:font-weight-complex="normal"/>
    </style:style>
    <style:style style:name="T50" style:family="text">
      <style:text-properties fo:color="#000000" style:font-name="Times New Roman" fo:font-size="11pt" fo:font-weight="normal" officeooo:rsid="00852ddb" style:font-size-asian="11pt" style:font-weight-asian="normal" style:font-name-complex="Times New Roman1" style:font-size-complex="11pt" style:font-weight-complex="normal"/>
    </style:style>
    <style:style style:name="T51" style:family="text">
      <style:text-properties fo:color="#000000" style:font-name="Times New Roman" fo:font-size="11pt" fo:font-style="italic" fo:font-weight="normal" officeooo:rsid="0087291e" style:font-size-asian="11pt" style:font-style-asian="italic" style:font-weight-asian="normal" style:font-name-complex="Times New Roman1" style:font-size-complex="11pt" style:font-style-complex="italic" style:font-weight-complex="normal"/>
    </style:style>
    <style:style style:name="T52" style:family="text">
      <style:text-properties fo:color="#000000" style:font-name="Times New Roman" fo:font-size="11pt" style:font-size-asian="11pt" style:font-name-complex="Times New Roman1" style:font-size-complex="11pt"/>
    </style:style>
    <style:style style:name="T53" style:family="text">
      <style:text-properties officeooo:rsid="009108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17"/>
      <text:p text:style-name="P17"/>
      <text:p text:style-name="P17"/>
      <text:p text:style-name="P17"/>
      <text:p text:style-name="P17"/>
      <text:p text:style-name="P17"/>
      <text:p text:style-name="P17"/>
      <text:h text:style-name="P1" text:outline-level="1"><text:span text:style-name="T23">P</text:span><text:span text:style-name="T24">ersonal and Professional Reflection</text:span></text:h>
      <text:p text:style-name="P2"/>
      <text:p text:style-name="P17">Michael Surdek</text:p>
      <text:p text:style-name="P17">Southern New Hampshire University</text:p>
      <text:p text:style-name="P25"><text:span text:style-name="T3">DAT</text:span><text:span text:style-name="T1"> 6</text:span><text:span text:style-name="T5">9</text:span><text:span text:style-name="T2">0</text:span><text:span text:style-name="T1">: </text:span><text:span text:style-name="T5">Capstone in </text:span><text:span text:style-name="T4">Data </text:span><text:span text:style-name="T3">A</text:span><text:span text:style-name="T4">nalytics</text:span></text:p>
      <text:p text:style-name="P18"><text:span text:style-name="T3">Professor </text:span><text:span text:style-name="T5">Arman Kanooni</text:span></text:p>
      <text:p text:style-name="P19"><text:span text:style-name="T6">October</text:span><text:span text:style-name="T5"> </text:span><text:span text:style-name="T7">23</text:span><text:span text:style-name="T1">, 202</text:span><text:span text:style-name="T4">2</text:span></text:p>
      <text:p text:style-name="P24"><text:span text:style-name="T9">I</text:span><text:span text:style-name="T8">ntroduction</text:span></text:p>
      <text:p text:style-name="P20"><text:span text:style-name="T8"><text:tab/>As the capstone project and the Data Analytics program conclude, it is important to reflect on my experience and put it in perspective in relation to my overall academic background and career trajectory. This project </text:span><text:span text:style-name="T17">i</text:span><text:span text:style-name="T8">s the culmination of </text:span><text:span text:style-name="T17">a </text:span><text:span text:style-name="T18">nearly </text:span><text:span text:style-name="T17">four year pursuit towards new professional aspirations. </text:span><text:span text:style-name="T10">In early 2019, I was a couple years post-undergrad stuck in a sales and customer service position that in no way aligned with how I envisioned utilizing my skillset in a professional environment. At that time, although I had </text:span><text:span text:style-name="T11">not pursued mathematics educationally since high school, I found myself continually scratching the surface of using data to uncover and communicate information.</text:span></text:p>
      <text:p text:style-name="P21"><text:span text:style-name="T11"><text:tab/></text:span><text:span text:style-name="T13">I was particularly interested in the use of analytics in sports, and through online communities, I was exposed to the basics of statistical analysis and programming in a language called R.</text:span><text:span text:style-name="T11"> </text:span><text:span text:style-name="T12">T</text:span><text:span text:style-name="T13">he </text:span><text:span text:style-name="T12">next steps </text:span><text:span text:style-name="T16">were </text:span><text:span text:style-name="T15">start</text:span><text:span text:style-name="T16">ing</text:span><text:span text:style-name="T15"> to</text:span><text:span text:style-name="T12"> b</text:span><text:span text:style-name="T13">ec</text:span><text:span text:style-name="T15">o</text:span><text:span text:style-name="T12">me </text:span><text:span text:style-name="T13">more</text:span><text:span text:style-name="T12"> clear. I had a feeling that if I brushed up my knowledge of statistics and </text:span><text:span text:style-name="T13">learned how to code in R, I would be well-positioned to pursue a formal education in the field of data analytics. After a year or so of covering the foundational principles on my own, I began the Data Analytics program at SNHU. The last 2.5 years have far exceeded my expectations and taken me to places that I could not have imagined at the onset. </text:span><text:span text:style-name="T19">Between overcoming numerous challenges and producing work</text:span><text:span text:style-name="T20">s</text:span><text:span text:style-name="T19"> </text:span><text:span text:style-name="T20">of which I am immensely proud, it has felt like each step in the process has been not only valuable but also essential towards achieving the learning outcomes of this program </text:span><text:span text:style-name="T21">and becoming a competent data analyst</text:span><text:span text:style-name="T20">.</text:span></text:p>
      <text:p text:style-name="P21"><text:span text:style-name="T14"><text:tab/>My experience with the capstone project has validated these feelings even more. The Data Analytics program emphasized the importance of the CRISP-DM process from the beginning, and the capstone was our opportunity to bring everything together and demonstrate our mastery of the process. There were times in the program, specifically the Enterprise Data Management and Project Management courses, where I felt the material was not relevant to my learning objectives. However, the capstone project proved their importance. On top of that, </text:span><text:span text:style-name="T15">I would have been totally unprepared for the capstone without courses such as Data Visualization and Predictive Analytics. Even all three electives, experiential learning in SQL and Python and object oriented programming in Java, provided me with skills that allowed me to produce a high quality capstone project and will serve me well in my career going forward. </text:span><text:span text:style-name="T22">The capstone experience as a whole demonstrated how far I have </text:span><text:soft-page-break/><text:span text:style-name="T22">come over the last few years, the value of each step taken along the journey, and the fact that I made the correct decision in choosing this program to continue my eduction.</text:span></text:p>
      <text:p text:style-name="P21"><text:span text:style-name="T15"/></text:p>
      <text:p text:style-name="P22"><text:span text:style-name="T8">Capstone Experience</text:span></text:p>
      <text:p text:style-name="P23"><text:span text:style-name="T8">10 Weeks Ago</text:span></text:p>
      <text:p text:style-name="P3"><text:span text:style-name="T25"><text:tab/></text:span><text:span text:style-name="T26">After successfully completing the pilot project in the previous course, I was confident heading into the capstone project. I had produced a random forest model with a decent accuracy, </text:span><text:span text:style-name="T27">I had explored the data to a considerable extent, and I</text:span><text:span text:style-name="T26"> had a few ideas for how to improve it as a logistic regression. </text:span><text:span text:style-name="T27">At that time, I also had reason to believe that the capstone would be like most of my previous courses, where despite some challenges and occassional late nights, I produced good work and got </text:span><text:span text:style-name="T28">high marks</text:span><text:span text:style-name="T27">. However, since </text:span><text:span text:style-name="T29">a</text:span><text:span text:style-name="T27"> random forest require</text:span><text:span text:style-name="T29">s</text:span><text:span text:style-name="T27"> such little data preparation</text:span><text:span text:style-name="T26">, I did not </text:span><text:span text:style-name="T28">understand</text:span><text:span text:style-name="T26"> how much progress still needed to be made. </text:span><text:span text:style-name="T28">In fact, although I </text:span><text:span text:style-name="T29">learned and grasped many approaches due to </text:span><text:span text:style-name="T28">my coursework, I had not </text:span><text:span text:style-name="T29">worked in depth with any predictive model more advanced than a random forest. With the chance to incorporate techniques from prior courses </text:span><text:span text:style-name="T30">for the first time</text:span><text:span text:style-name="T29">, I remember hoping that the capstone project would be my opportunity to bring it all together. </text:span></text:p>
      <text:p text:style-name="P12"><text:span text:style-name="T48">Capstone </text:span><text:span text:style-name="T49">P</text:span><text:span text:style-name="T48">rocess</text:span></text:p>
      <text:p text:style-name="P5"><text:span text:style-name="T30"><text:tab/>My capstone experience as a whole is best separated into four time frames. Weeks 1-4 were mostly spent continuing to explore the data. I spent a lot of time visualizing distributions and relationships, comparing groups with tests and descriptive statistics, and combining dimensions with principal component analysis. I converted the model framework to logistic regression and noticed an immediate increase in accuracy over the random forest as soon as I selected only a dozen or so variables. </text:span><text:span text:style-name="T31">I also ensured that the framework was designed and developed in a reproducible manner which highly paid off through the rest of the process. </text:span></text:p>
      <text:p text:style-name="P4"><text:span text:style-name="T30"><text:tab/>Week 5 is when I </text:span><text:span text:style-name="T31">first</text:span><text:span text:style-name="T30"> noticed a problem with my </text:span><text:span text:style-name="T31">intital</text:span><text:span text:style-name="T30"> evaluation. The increase in accuracy was mainly due to the fact that the model was hardly making any Yes predictions. It was just predicting that almost everyone would not churn, and then getting most of them right because a majority of customers did not. </text:span><text:span text:style-name="T31">Fortunately, I have the resource of my manager at work, </text:span><text:span text:style-name="T30">who recommended upsampling as technique to handle imbalanced data. </text:span><text:span text:style-name="T31">When I gave this a shot, the model began predicting Yes at a higher rate. I wrote my status update in Week 6 and went </text:span><text:span text:style-name="T32">out of state</text:span><text:span text:style-name="T31"> for a friend’s wedding, knowing there was still much to do over the next three weeks.</text:span></text:p>
      <text:p text:style-name="P6"><text:soft-page-break/><text:span text:style-name="T31"><text:tab/>In Week 7 it came time to evaluate our models using unseen verification data. This was the point where I realized how far off I still was. Although upsampling allowed the model to make more Yes predictions, it was still only getting them correct at the same rate, which was way too low. I should have recognized it a week or two </text:span><text:span text:style-name="T32">sooner. </text:span><text:span text:style-name="T31">I </text:span><text:span text:style-name="T47">then </text:span><text:span text:style-name="T31">had less than three weeks </text:span><text:span text:style-name="T32">until the project was due and I couldn’t get the model to learn signals of churn that held true in the verification data. It would have seemed impossible if it were not for the work I had done in the pilot project and the first six weeks of the capstone, as well as all of my earlier coursework. Between the </text:span><text:span text:style-name="T33">knowledge gained</text:span><text:span text:style-name="T32"> from exploring the data and the ideas </text:span><text:span text:style-name="T33">for improvement that had not been fully pursued</text:span><text:span text:style-name="T32">, I knew I had made progress even though it was not showing up in the model </text:span><text:span text:style-name="T33">yet</text:span><text:span text:style-name="T32">. </text:span><text:span text:style-name="T33">Over the next week and a half, I used nearly all of the skills that I developed throughout this program and incorporated them in my final model and capstone project. Some of these skills are communication, data visualization, data cleaning and transformation, statistical and object-oriented programming, principal component analysis, statistical testing, and predictive modeling. In week 7 &amp; 8, I worked on the capstone project for about five hours nearly every day, and by last Thursday, I finally had a model that I could be proud of.</text:span></text:p>
      <text:p text:style-name="P7"><text:span text:style-name="T33"><text:tab/>Finally, the last stage of this experience has been creating the capstone presentation. It has taken about a week, which was longer than I anticipated, but I tried to be thorough while at the same time I believe it is a relatively concise presentation. I have enjoyed the process of trying to present the information in way that is clear and that my audience can easily understand. </text:span><text:span text:style-name="T34">The preparation this past week has seemed like the</text:span><text:span text:style-name="T33"> last </text:span><text:span text:style-name="T34">few </text:span><text:span text:style-name="T33">day</text:span><text:span text:style-name="T34">s</text:span><text:span text:style-name="T33"> </text:span><text:span text:style-name="T34">leading up to a big day </text:span><text:span text:style-name="T33">in the professional world. The capstone was a great experience because it felt like a real-world project, </text:span><text:span text:style-name="T34">and it is fitting that this final stage has as well</text:span><text:span text:style-name="T33">.</text:span></text:p>
      <text:p text:style-name="P13"><text:span text:style-name="T50">C</text:span><text:span text:style-name="T48">apstone Outcomes – Strengths</text:span></text:p>
      <text:p text:style-name="P9"><text:span text:style-name="T51"><text:tab/></text:span><text:span text:style-name="T35">The biggest success of this capstone project has been opportunity to combine aspects from nearly all of my coursework into a final deliverable that meets the highest professional standards. This project addressed a real-world business problem that c</text:span><text:span text:style-name="T36">ould </text:span><text:span text:style-name="T35">not be simply solved by a single </text:span><text:span text:style-name="T36">approach</text:span><text:span text:style-name="T35">. </text:span><text:span text:style-name="T36">There were numerous techniques that I researched and briefly practiced in prior courses. For the capstone, I had to take many of them further than I previously had, and I had to comprehend how they could all add value when linked together in an end-to-end project.</text:span></text:p>
      <text:p text:style-name="P9"><text:soft-page-break/><text:span text:style-name="T36"><text:tab/>Additionally, the project</text:span><text:span text:style-name="T35"> required not only advanced data mining and analytical knowledge and skills, but also a complete understanding of how analytics fits into the business and the opportunities that it can enable. </text:span><text:span text:style-name="T36">Particularly, the future opportunities section of the final presentation was an excellent chance to demonstrate how analytical projects can lead to new business questions and the need for further projects of the same nature. The ability to envision and communicate future opportunities is perhaps one of the most critical qualities of competent data analyst. This quality provides additional value to the business and ensures stakeholders that analytical research and evidence-based decision making is worth the monetary and organizational investment.</text:span></text:p>
      <text:p text:style-name="P13"><text:span text:style-name="T50">C</text:span><text:span text:style-name="T48">apstone Outcomes – Weaknesses</text:span></text:p>
      <text:p text:style-name="P8"><text:span text:style-name="T35"><text:tab/></text:span><text:span text:style-name="T37">When it comes to the outcome, I believe my capstone presentation does not have many weaknesses, but of course there is always room improvement. Looking at it from CRISP-DM point of view, the weakest phase is probably Business Understanding. This may be due to the fact that there was not a ton of </text:span><text:span text:style-name="T38">critical</text:span><text:span text:style-name="T37"> background information provided, and the key project components have been trending away from the original use case compared to when it began. However, I tried to include the points that remained relevant throughout. In a real-world situation where I was involved in leading a novel project, I would expect to be able to better describe the business problem and objectives.</text:span></text:p>
      <text:p text:style-name="P8"><text:span text:style-name="T37"><text:tab/>The main challenges of the capstone arose during the process, specifically, as mentioned above, when I realized less than three weeks ago that I was not particularly close to a successful model. This was a big challenge, but I am thankful that I did not give up or put it off, but rather got right down to it and found ways to make improvements. Another potential weakness is that my final model is essentially the first version that was good enough to deliver. I hardly made any changes to the actual model once I found a good one last Thursday. In a real-world situation, this would be a continuous improvement task that could be monitored and managed post-deployment.</text:span></text:p>
      <text:p text:style-name="P13"><text:span text:style-name="T48">Ethical Considerations</text:span></text:p>
      <text:p text:style-name="P8"><text:span text:style-name="T35"><text:tab/></text:span><text:span text:style-name="T38">The challenges just mentioned led to an ethical dilemma that had to be considered in the last few weeks of the project. The dilemma is that once we had access to the verification data set, it became possible to tune a model that would perform extremely well on those particular observations. Doing so would be unethical because <text:s/>although the model results would look good in the presentation, the model would actually be less likely to </text:span><text:soft-page-break/><text:span text:style-name="T38">perform well on new data. On a real-world analytics project, you would never optimize a predictive model according to one single verification set. Instead, you would design a model that you believe truly encapsulates the signals in the entire population. My approach to this dilemma was that I used the verification data as a reference when it came to feature selection, </text:span><text:span text:style-name="T47">though </text:span><text:span text:style-name="T38">I did not pursue the highest possible performance and I maintained the model at a point where I believe it could scale well to future unseen data.</text:span></text:p>
      <text:p text:style-name="P8"><text:span text:style-name="T38"><text:tab/>Another ethical consideration that has to be made on analytical projects, particularly when working with customers, is how to protect the privacy and integrity of personal data. Much of th</text:span><text:span text:style-name="T39">e security</text:span><text:span text:style-name="T38"> can be managed at the enterprise level, with authorizations and protocols, but there is also responsibility on the data professional to ensure that </text:span><text:span text:style-name="T39">the data remains private and that there is no damage caused to the customer. This damage can occur both in the modeling process if biases are not actively combatted as well as in the deployment process if the results are being misused or contain sensitive information. An example of this final aspect is present in my capstone presentation. In the future opportunities section, I propose that each customer could have a churn risk rating and that the customer retention team could see the explanations that the model provides for why it predicted that rating. This could add value to the business, but it will be important to make an effort to conceal sensitive information. That is, for example, if the model believes someone is likely to cancel because they lost their job or something similar, those reasons should not be shared and the customer should probably not be contacted by the team. The data mining process does not end when the model is developed. Without proper foresight into how the model and its output can be harmful, there may be negative consequences for the customers and therefore the business.</text:span></text:p>
      <text:p text:style-name="P14"><text:span text:style-name="T52"/></text:p>
      <text:p text:style-name="P16"><text:span text:style-name="T52">Looking Ahead</text:span></text:p>
      <text:p text:style-name="P11"><text:span text:style-name="T52">Collaboration</text:span></text:p>
      <text:p text:style-name="P8"><text:span text:style-name="T51"><text:tab/></text:span><text:span text:style-name="T40">Although this project was primarily done on my own, it was very important throughout the process to solicit feedback and constructive criticism from my classmates and instructor through the discussion forums and other assignments. This relationship was very similar to how it is with coworkers and mangers in a professional setting. Members of a team are responsible for setting each other up to succeed. Senior team members can often be found providing guidance to less experienced members, and juniors will often take on some of the more </text:span><text:soft-page-break/><text:span text:style-name="T40">montonous work so that experienced members can focus on more high level objectives. In the role of a coworker for my classmates, I also relished the opportunity to review their progress and provide advice when I had been in similar situations.</text:span></text:p>
      <text:p text:style-name="P8"><text:span text:style-name="T40"><text:tab/>Another aspect of collaboration on an analytic project in a real organization is cross-functional, meaning collaboration with those outside of the direct team. For this project on customer churn, in order to reap the most value, people from multiple areas of the company would need to be involved from the beginning through the deployment and beyond. For example, this project would not succeed without both a representative from the customer retention team who could offer their perspective as well as a major stakeholder who is supporting the project. Additionally, when it comes to future opportunities, the marketing organization would need to be included if the outcome involved changing the marketing strategy. It is important to have diverse perspectives and be aligned from the beginning, especially when the project has implications in many areas of the organization.</text:span></text:p>
      <text:p text:style-name="P11"><text:span text:style-name="T52">Career Connection</text:span></text:p>
      <text:p text:style-name="P8"><text:span text:style-name="T35"><text:tab/></text:span><text:span text:style-name="T41">The Data Analytics program has already had a massive impact on my career outlook, as I landed my first professional opportunity, a co-op, in the field in the summer of 2021. Although I was only halfway through the coursework, I would not have been prepared for the role without courses such as Data Visualization and the experiential learning course in SQL. I recall that I had my entire Python course scheduled between my interview and start date. Even though I knew nothing about the language and much of the work in the role would be using it, my manager trusted that I would be able to pick it up on account of the programming and analytical skills I had developed in the first half of the program.</text:span></text:p>
      <text:p text:style-name="P8"><text:span text:style-name="T41"><text:tab/>The second half of the program and my ascension from co-op to full-time Analytics Engineer went hand in hand. I was learning new things in school and new things at work. Often times, something I recently learned in one would help tremendously in the other. Things would frequently click together in ways that they had not before. Despite the fact that it was a ton of work on both ends, it was an excellent learning experience. As the capstone project and the whole program have w</text:span><text:span text:style-name="T47">ound</text:span><text:span text:style-name="T41"> down, I find myself in position to leverage the skills that I have developed in the last four years to provide value to a large medical device organization with potential to be at the forefront of applying data analytics and predictive modeling to manufacturing processes. In </text:span><text:span text:style-name="T42">just over</text:span><text:span text:style-name="T41"> 1</text:span><text:span text:style-name="T42">4</text:span><text:span text:style-name="T41"> </text:span><text:soft-page-break/><text:span text:style-name="T41">months at this company, </text:span><text:span text:style-name="T42">I have proven myself to be a valuable resource on account of the analytical abilities that I developed in this program and at work.</text:span></text:p>
      <text:p text:style-name="P8"><text:span text:style-name="T42"><text:tab/>The capstone itself, especially the last three weeks, have also solidified my understanding of what it requires to undertake a successful predictive analytics project. Professionally, I have mainly utilized descriptive statistics while only envisioning and discussion potential predictive applications. In my coursework, there were basic predictive tasks, but nothing to the extent of the capstone. For the first time, I believe that if I were assigned a predictive analytics project at work, I could accomplish it successfully and provide value to the organization.</text:span></text:p>
      <text:p text:style-name="P15"><text:span text:style-name="T52"/></text:p>
      <text:p text:style-name="P16"><text:span text:style-name="T52">Conclusion</text:span></text:p>
      <text:p text:style-name="P10"><text:span text:style-name="T35"><text:tab/></text:span><text:span text:style-name="T43">There could not have been a much better experience to wrap up the Data Analytics program than this capstone project. Starting with only a business problem and a basic data set and developing a full-scale analytics solution was the ideal way to bring everything I have learned in my coursework together. It would not have been possible to create a high quality final deliverable without pulling from each and every course in the curriculum as well as everything else I have learned throughout my time at SNHU. I have been working tirelessly towards and looking forward to this accomplishment for four years. </text:span><text:span text:style-name="T44">Back then, when I was</text:span><text:span text:style-name="T46"> just</text:span><text:span text:style-name="T44"> scratching the surface, I did not know what it would take to get here, but I had a vague idea of what it might look like if I could hone the mathematical and programming skills that I desired. Now that I have reached this point, I can appreciate that this capstone is exactly what I had conceptualized four years ago. I can also recognize that I am still and will probably always be scratching the surface. </text:span><text:span text:style-name="T45">My vague ideas now are of where I might be in another four years, or forty, and if they come to reality it will be in no small part due to my experience</text:span><text:span text:style-name="T47">s</text:span><text:span text:style-name="T45"> in this program and with the capstone project these last 10 week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10-23T23:20:48.151507567</dc:date>
    <meta:editing-duration>PT11H23M28S</meta:editing-duration>
    <meta:editing-cycles>38</meta:editing-cycles>
    <meta:generator>LibreOffice/6.4.7.2$Linux_X86_64 LibreOffice_project/40$Build-2</meta:generator>
    <meta:document-statistic meta:table-count="0" meta:image-count="0" meta:object-count="0" meta:page-count="8" meta:paragraph-count="37" meta:word-count="2960" meta:character-count="17640" meta:non-whitespace-character-count="14692"/>
  </office:meta>
</office:document-meta>
</file>